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10.228cm" fo:min-width="9.97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1.338cm" fo:min-width="3.6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18cm" fo:min-width="3.39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1.694cm" fo:min-width="1.818cm"/>
      <style:paragraph-properties style:writing-mode="lr-tb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1.097cm" fo:min-width="2.869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dee7e5"/>
      <style:paragraph-properties fo:text-align="center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-color="#ec9ba4"/>
      <style:paragraph-properties fo:text-align="center"/>
    </style:style>
    <style:style style:name="P7" style:family="paragraph">
      <loext:graphic-properties draw:fill-color="#dde8cb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10.478cm" svg:height="10.478cm" svg:x="1.635cm" svg:y="2.587cm">
          <text:p text:style-name="P1"><text:span text:style-name="T1">Online Order Processing App</text:span></text:p>
          <text:p text:style-name="P1"/>
          <text:p text:style-name="P2">- Check inventory</text:p>
          <text:p text:style-name="P2"/>
          <text:p text:style-name="P2">- calculate sales tax</text:p>
          <text:p text:style-name="P1"/>
          <text:p text:style-name="P1">- Process Credit Card</text:p>
          <text:p text:style-name="P1"/>
          <text:p text:style-name="P1">- place a shipping order with UPS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074cm" svg:height="0.962cm" svg:x="4.935cm" svg:y="1.317cm">
          <draw:text-box>
            <text:p><text:span text:style-name="T1">Monolithic App</text:span></text:p>
          </draw:text-box>
        </draw:frame>
        <draw:custom-shape draw:style-name="gr3" draw:text-style-name="P5" draw:layer="layout" svg:width="4.127cm" svg:height="2.54cm" svg:x="15.288cm" svg:y="2.587cm">
          <text:p text:style-name="P1">Inventory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2" draw:id="id2" draw:layer="layout" svg:width="4.445cm" svg:height="2.222cm" svg:x="15.287cm" svg:y="5.763cm">
          <text:p text:style-name="P1">Sales tax</text:p>
          <text:p text:style-name="P1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xml:id="id3" draw:id="id3" draw:layer="layout" svg:width="3.81cm" svg:height="2.54cm" svg:x="15.605cm" svg:y="8.62cm">
          <text:p text:style-name="P1">Credit </text:p>
          <text:p text:style-name="P1">Card</text:p>
          <text:p text:style-name="P1">servic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7" xml:id="id4" draw:id="id4" draw:layer="layout" svg:width="4.763cm" svg:height="1.905cm" svg:x="15.287cm" svg:y="12.112cm">
          <text:p text:style-name="P1">UPS</text:p>
          <text:p text:style-name="P1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2.113cm" svg:y1="7.826cm" svg:x2="15.287cm" svg:y2="4.175cm" draw:start-shape="id1" draw:start-glue-point="1" svg:d="M12113 7826l3174-3651" svg:viewBox="0 0 3175 3652">
          <text:p/>
        </draw:connector>
        <draw:connector draw:style-name="gr8" draw:text-style-name="P8" draw:layer="layout" draw:type="line" svg:x1="12.113cm" svg:y1="7.826cm" svg:x2="15.287cm" svg:y2="7.152cm" draw:start-shape="id1" draw:start-glue-point="1" draw:end-shape="id2" draw:end-glue-point="6" svg:d="M12113 7826l3174-674" svg:viewBox="0 0 3175 675">
          <text:p/>
        </draw:connector>
        <draw:connector draw:style-name="gr9" draw:text-style-name="P8" draw:layer="layout" draw:type="line" svg:x1="12.113cm" svg:y1="7.826cm" svg:x2="15.605cm" svg:y2="9.591cm" draw:start-shape="id1" draw:start-glue-point="1" draw:end-shape="id3" draw:end-glue-point="5" svg:d="M12113 7826l3492 1765" svg:viewBox="0 0 3493 1766">
          <text:p/>
        </draw:connector>
        <draw:connector draw:style-name="gr10" draw:text-style-name="P8" draw:layer="layout" draw:type="line" svg:x1="12.113cm" svg:y1="7.826cm" svg:x2="15.287cm" svg:y2="13.065cm" draw:start-shape="id1" draw:start-glue-point="1" draw:end-shape="id4" draw:end-glue-point="6" svg:d="M12113 7826l3174 5239" svg:viewBox="0 0 3175 52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16:44:33.050541494</meta:creation-date>
    <dc:date>2021-09-12T16:52:22.779441794</dc:date>
    <meta:editing-duration>PT7M48S</meta:editing-duration>
    <meta:editing-cycles>4</meta:editing-cycles>
    <meta:generator>LibreOffice/7.1.5.2$Linux_X86_64 LibreOffice_project/10$Build-2</meta:generator>
    <meta:document-statistic meta:object-count="10"/>
  </office:meta>
</office:document-meta>
</file>